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Standard">
      <style:text-properties fo:font-weight="normal" officeooo:rsid="000f219b" officeooo:paragraph-rsid="000f219b" style:font-weight-asian="normal" style:font-weight-complex="normal"/>
    </style:style>
    <style:style style:name="P5" style:family="paragraph" style:parent-style-name="Standard">
      <style:text-properties fo:font-weight="normal" officeooo:rsid="000ff3a1" officeooo:paragraph-rsid="000ff3a1"/>
    </style:style>
    <style:style style:name="P6" style:family="paragraph" style:parent-style-name="Standard">
      <style:text-properties officeooo:paragraph-rsid="00103897"/>
    </style:style>
    <style:style style:name="T1" style:family="text">
      <style:text-properties officeooo:rsid="000f219b" style:font-weight-asian="normal" style:font-weight-complex="normal"/>
    </style:style>
    <style:style style:name="T2" style:family="text">
      <style:text-properties fo:font-weight="normal" officeooo:rsid="000f219b" style:font-weight-asian="normal" style:font-weight-complex="normal"/>
    </style:style>
    <style:style style:name="T3" style:family="text">
      <style:text-properties fo:font-weight="normal" officeooo:rsid="000ff3a1" style:font-weight-asian="normal" style:font-weight-complex="normal"/>
    </style:style>
    <style:style style:name="T4" style:family="text">
      <style:text-properties fo:font-weight="normal" officeooo:rsid="00121bd4" style:font-weight-asian="normal" style:font-weight-complex="normal"/>
    </style:style>
    <style:style style:name="T5" style:family="text">
      <style:text-properties fo:font-weight="normal" officeooo:rsid="00136ced" style:font-weight-asian="normal" style:font-weight-complex="normal"/>
    </style:style>
    <style:style style:name="T6" style:family="text">
      <style:text-properties fo:font-weight="normal" officeooo:rsid="00163170" style:font-weight-asian="normal" style:font-weight-complex="normal"/>
    </style:style>
    <style:style style:name="T7" style:family="text">
      <style:text-properties fo:font-weight="normal" officeooo:rsid="0017cfe7" style:font-weight-asian="normal" style:font-weight-complex="normal"/>
    </style:style>
    <style:style style:name="T8" style:family="text">
      <style:text-properties fo:font-weight="normal" officeooo:rsid="00113745" fo:background-color="#ffff00" loext:char-shading-value="0" style:font-weight-asian="normal" style:font-weight-complex="normal"/>
    </style:style>
    <style:style style:name="T9" style:family="text">
      <style:text-properties fo:font-weight="normal" officeooo:rsid="00136ced" fo:background-color="#ffff00" loext:char-shading-value="0" style:font-weight-asian="normal" style:font-weight-complex="normal"/>
    </style:style>
    <style:style style:name="T10" style:family="text">
      <style:text-properties fo:font-weight="normal" officeooo:rsid="00121bd4" fo:background-color="#ffff00" loext:char-shading-value="0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officeooo:rsid="00136ced"/>
    </style:style>
    <style:style style:name="T14" style:family="text">
      <style:text-properties officeooo:rsid="00163170"/>
    </style:style>
    <style:style style:name="T15" style:family="text">
      <style:text-properties officeooo:rsid="0017cf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FGS 2ºDAW – DAWEB</text:p>
      <text:p text:style-name="Standard"/>
      <text:p text:style-name="P1">Actividad 1</text:p>
      <text:p text:style-name="P1">La IP de la red de área local para la que trabajas es: 172.16.0.0. Se desea subdividir la red para</text:p>
      <text:p text:style-name="P1">obtener un mínimo de 1050 subredes (maximizando el número de host por cada una de las</text:p>
      <text:p text:style-name="P1">subredes)</text:p>
      <text:p text:style-name="Standard"/>
      <text:p text:style-name="P1">Calcular:</text:p>
      <text:p text:style-name="P1"/>
      <text:p text:style-name="P1">a) Máscara de subred que necesitamos elegir para poder tener las subredes indicadas en el</text:p>
      <text:p text:style-name="P1">enunciado.</text:p>
      <text:p text:style-name="P4">Para poder conseguir la mascara de esta subredes, tendriamos que elegir la mascaras 255.255.248.0, para que asi pueda entrar las 1050 subredes minimos , que necesitamos para el ejercicio.</text:p>
      <text:p text:style-name="Standard"/>
      <text:p text:style-name="P1">b) Número de subredes totales que vamos a poder tener con la máscara elegida.</text:p>
      <text:p text:style-name="P5"><text:span text:style-name="T1"/></text:p>
      <text:p text:style-name="Standard"/>
      <text:p text:style-name="P6"><text:span text:style-name="T11">c) Número de Hosts por subred</text:span></text:p>
      <text:p text:style-name="P6"><text:span text:style-name="T2">El </text:span><text:span text:style-name="T3">máximo</text:span><text:span text:style-name="T2"> de </text:span><text:span text:style-name="T3">hosts</text:span><text:span text:style-name="T2"> que pondremos tener sera , 2¹⁶ , que seria 65534 </text:span><text:span text:style-name="T3">hosts</text:span><text:span text:style-name="T2"> posibles.</text:span></text:p>
      <text:p text:style-name="P1"/>
      <text:p text:style-name="P1">d) Dirección IP de la subred 513</text:p>
      <text:p text:style-name="P1"/>
      <text:p text:style-name="P1"/>
      <text:p text:style-name="P1">e) Quinta IP disponible que podemos usar en la subred 127</text:p>
      <text:p text:style-name="P1"/>
      <text:p text:style-name="P1"/>
      <text:p text:style-name="P1">Actividad 2</text:p>
      <text:p text:style-name="P1"/>
      <text:p text:style-name="P1">1. Su red utiliza la dirección IP 172.30.0.0/16. Inicialmente existen 25 subredes</text:p>
      <text:p text:style-name="P1">Con un mínimo de 1000 hosts por subred. Se proyecta un crecimiento en los próximos años de</text:p>
      <text:p text:style-name="P1">un total de 55 subredes. ¿Qué máscara de subred se deberá utilizar?</text:p>
      <text:p text:style-name="P1"/>
      <text:p text:style-name="P1">a. 255.255.240.0</text:p>
      <text:p text:style-name="Standard"><text:span text:style-name="T12">b. 255.255.248.0 <text:s/></text:span><text:span text:style-name="T8">Para poder usar 1000 hosts como minimo </text:span><text:span text:style-name="T9">55 que tenemos </text:span><text:span text:style-name="T10">, </text:span><text:span text:style-name="T9">tendriamos </text:span><text:span text:style-name="T8"><text:s/>que usar 2²¹ y asi nos puede entrar todos los que necesitamos.</text:span></text:p>
      <text:p text:style-name="P1">c. 255.255.252.0</text:p>
      <text:p text:style-name="P1">d. 255.255.254.0</text:p>
      <text:p text:style-name="P1">e. 255.255.255.0</text:p>
      <text:p text:style-name="P1"/>
      <text:p text:style-name="P1">2. Usted planea la migración de 100 ordenadores de IPX/SPX a TCP/IP y que puedan establecer conectividad con Internet. Su ISP le ha asignado la dirección IP 192.168.16.0/24. Se requieren 10 Subredes con 10 hosts cada una. ¿Qué mascara de subred debe utilizarse?</text:p>
      <text:p text:style-name="P1"/>
      <text:p text:style-name="P1">a. 255.255.255.224</text:p>
      <text:p text:style-name="P1">b. 255.255.255.192</text:p>
      <text:p text:style-name="P3">c. 255.255.255.240 <text:span text:style-name="T4">Para conseguir lo que nos pide el ejercicio , necesitariamos 4 bits mas para poder conseguir que entre esos 10 host , que en este caso seria 14 hots por subred.</text:span></text:p>
      <text:p text:style-name="P1">d. 255.255.255.248</text:p>
      <text:p text:style-name="P1"/>
      <text:p text:style-name="P1"/>
      <text:p text:style-name="P1"><text:soft-page-break/>3. Una red está dividida en 8 subredes de una clase B. ¿Qué mascara de subred se deberá utilizar si se pretende tener 2500 host por subred.</text:p>
      <text:p text:style-name="P1"/>
      <text:p text:style-name="P1">a.255.248.0.0</text:p>
      <text:p text:style-name="P1">b.255.255.240.0</text:p>
      <text:p text:style-name="P1">c.255.255.248.0</text:p>
      <text:p text:style-name="P1">d.255.255.255.255</text:p>
      <text:p text:style-name="P3">e.255.255.224.0 <text:span text:style-name="T5">Para la necesidad de 2500 host por subredes , </text:span><text:span text:style-name="T6">tendríamos</text:span><text:span text:style-name="T5"> que usar 20 bits de la red para que entre esos host que nos piden en el ejercicio.</text:span></text:p>
      <text:p text:style-name="P1">f.255.255.252.0</text:p>
      <text:p text:style-name="P1">g.172.16.252.0</text:p>
      <text:p text:style-name="P1"/>
      <text:p text:style-name="P1"/>
      <text:p text:style-name="P1">4. ¿Cuáles de los siguientes factores son más importantes al momento de designar una dirección IP?</text:p>
      <text:p text:style-name="P1"/>
      <text:p text:style-name="P3">a. El número de hosts <text:span text:style-name="T6">Ya que tendriamos ese factor como principal para poder designar las IP.</text:span></text:p>
      <text:p text:style-name="P1">b. El número de servidores de nombres</text:p>
      <text:p text:style-name="P1">c. El número de subredes</text:p>
      <text:p text:style-name="P1">d. La ubicación de puntos de acceso a internet</text:p>
      <text:p text:style-name="P1"/>
      <text:p text:style-name="P1">5. ¿Cuáles de las siguientes subredes no pertenece a la misma red si se ha utilizado la máscara</text:p>
      <text:p text:style-name="P1">de subred 255.255.224.0?</text:p>
      <text:p text:style-name="P1"/>
      <text:p text:style-name="P1">a.172.16.66.24</text:p>
      <text:p text:style-name="P1">b.172.16.65.33</text:p>
      <text:p text:style-name="P1">c.172.16.64.42</text:p>
      <text:p text:style-name="P3">d.172.16.63.51 <text:span text:style-name="T7">Ya que la red iria desde 64 hasta 95 , por tanto la que se quedaria fuera seria esta.</text:span></text:p>
      <text:p text:style-name="P1"/>
      <text:p text:style-name="P1">6. ¿Cuáles de los siguientes son direccionamientos validos clase B?</text:p>
      <text:p text:style-name="P1"/>
      <text:p text:style-name="P1">a. 10011001.01111000.01101101.11111000</text:p>
      <text:p text:style-name="P1">b. 01011001.11001010.11100001.01100111</text:p>
      <text:p text:style-name="P1">c. 10111001.11001000.00110111.01001100</text:p>
      <text:p text:style-name="P1">d. 11011001.01001010.01101001.00110011</text:p>
      <text:p text:style-name="P1">e. 10011111.01001011.00111111.00101011</text:p>
      <text:p text:style-name="P1"/>
      <text:p text:style-name="P1">7. Convierte 191.168.10.11 a binario</text:p>
      <text:p text:style-name="P1"/>
      <text:p text:style-name="P1">a.10111001.10101000.00001010.00001011</text:p>
      <text:p text:style-name="P1">b.11000001.10101100.00001110.00001011</text:p>
      <text:p text:style-name="P1">c.10111111.10101000.00001010.00001011</text:p>
      <text:p text:style-name="P1">d.10111111.10101001.00001010.00001011</text:p>
      <text:p text:style-name="P1">e.01111111.10101000.00001011.00001011</text:p>
      <text:p text:style-name="P1">f.10111111.10101001.00001010.00001011</text:p>
      <text:p text:style-name="P1"/>
      <text:p text:style-name="P1">8. Se tiene una dirección IP 172.17.111.0 mascara 255.255.254.0, ¿cuantas subredes y cuantos</text:p>
      <text:p text:style-name="P1">host validos habrá por subred?</text:p>
      <text:p text:style-name="P1"/>
      <text:p text:style-name="P1">a. 126 subredes con 512 hosts</text:p>
      <text:p text:style-name="P1">b. 128 subredes con 510 hots</text:p>
      <text:p text:style-name="P1">c. 126 subredes con 510 hosts</text:p>
      <text:p text:style-name="P1"><text:soft-page-break/>d. 126 subredes con 1022 hosts</text:p>
      <text:p text:style-name="P1"/>
      <text:p text:style-name="P1">9. Convierta 00001010.10101001.00001011.10001011 a decimal?</text:p>
      <text:p text:style-name="P1"/>
      <text:p text:style-name="P1">a. 192.169.13.159</text:p>
      <text:p text:style-name="P1">b. 10.169.11.139</text:p>
      <text:p text:style-name="P1">c. 10.169.11.141</text:p>
      <text:p text:style-name="P1">d. 192.137.9.149</text:p>
      <text:p text:style-name="P1"/>
      <text:p text:style-name="P1"/>
      <text:p text:style-name="P1"/>
      <text:p text:style-name="P1"/>
      <text:p text:style-name="P1"/>
      <text:p text:style-name="P1">10. Usted está designando un direccionamiento IP para cuatro subredes con la red 10.1.1.0, se</text:p>
      <text:p text:style-name="P1">prevé un crecimiento de una red por año en los próximos cuatro años. ¿Cuál será la mascara</text:p>
      <text:p text:style-name="P1">que permita la mayor cantidad de host?</text:p>
      <text:p text:style-name="P1"/>
      <text:p text:style-name="P1">a. 255.0.0.0</text:p>
      <text:p text:style-name="P1">b. 255.254.0.0</text:p>
      <text:p text:style-name="P1">c. 255.240.0.0</text:p>
      <text:p text:style-name="P1">d. 255.255.255.0</text:p>
      <text:p text:style-name="P1"/>
      <text:p text:style-name="P1">11. Dirección privada clase A:</text:p>
      <text:p text:style-name="P1"/>
      <text:p text:style-name="P1">a. 00001010.01111000.01101101.11111000</text:p>
      <text:p text:style-name="P1">b. 00001011.11111010.11100001.01100111</text:p>
      <text:p text:style-name="P1">c. 00101010.11001000.11110111.01001100</text:p>
      <text:p text:style-name="P1">d. 00000010.01001010.01101001.11110011</text:p>
      <text:p text:style-name="P1"/>
      <text:p text:style-name="P1">12. A partir de la dirección IP 172.18.71.2 255.255.248.0, ¿cuál es la dirección de subred y de</text:p>
      <text:p text:style-name="P1">broadcast a la que pertenece el host?</text:p>
      <text:p text:style-name="P1"/>
      <text:p text:style-name="P1">a. network ID = 172.18.64.0, broadcast address 172.18.80.255</text:p>
      <text:p text:style-name="P1">b. network ID = 172.18.32.0, broadcast address 172.18.71.255</text:p>
      <text:p text:style-name="P1">c. network ID = 172.18.32.0, broadcast address 172.18.80.255</text:p>
      <text:p text:style-name="P1">d. network ID = 172.18.64.0, broadcast address 172.18.71.255</text:p>
      <text:p text:style-name="P1"/>
      <text:p text:style-name="P1">13. Una red clase B será dividida en 20 subredes a las que se sumaran 30 más en los próximos</text:p>
      <text:p text:style-name="P1">años ¿qué mascara se deberá utilizar para obtener un total de 800 host por subred?</text:p>
      <text:p text:style-name="P1"/>
      <text:p text:style-name="P1">a. 255.248.0.0</text:p>
      <text:p text:style-name="P1">b. 255.255.252.0</text:p>
      <text:p text:style-name="P1">c. 255.255.224.0</text:p>
      <text:p text:style-name="P1">d. 255.255.248.0</text:p>
      <text:p text:style-name="P1"/>
      <text:p text:style-name="P1">14. Una red clase B será dividida en 20 subredes a las que se sumaran 4 más en los próximos</text:p>
      <text:p text:style-name="P1">años ¿qué mascara se deberá utilizar para obtener un total de 2000 host por subred?</text:p>
      <text:p text:style-name="P1"/>
      <text:p text:style-name="P1">a. /19</text:p>
      <text:p text:style-name="P1">b. /21</text:p>
      <text:p text:style-name="P1">c. /22</text:p>
      <text:p text:style-name="P1">d. /24</text:p>
      <text:p text:style-name="P1"><text:soft-page-break/></text:p>
      <text:p text:style-name="P1">15. Cuáles de las siguientes mascaras de red equivale a: /24</text:p>
      <text:p text:style-name="P1"/>
      <text:p text:style-name="P1">a. 255.0.0.0</text:p>
      <text:p text:style-name="P1">b. 224.0.0.0</text:p>
      <text:p text:style-name="P1">c. 255.255.0.0</text:p>
      <text:p text:style-name="P1">d. 255.255.255.0</text:p>
      <text:p text:style-name="P1"/>
      <text:p text:style-name="P1"/>
      <text:p text:style-name="P1"/>
      <text:p text:style-name="P1"/>
      <text:p text:style-name="P1"/>
      <text:p text:style-name="P1"/>
      <text:p text:style-name="P1">16. A partir de la dirección IP 192.168.85.129 255.255.255.192, ¿cuál es la dirección de subred</text:p>
      <text:p text:style-name="P1">y de broadcast a la que pertenece el host?</text:p>
      <text:p text:style-name="P1"/>
      <text:p text:style-name="P1">a. network ID = 192.168.85.128, broadcast address 192.168.85.255</text:p>
      <text:p text:style-name="P1">b. network ID = 192.168.84.0, broadcast address 192.168.92.255</text:p>
      <text:p text:style-name="P1">c. network ID = 192.168.85.129, broadcast address 192.168.85.224</text:p>
      <text:p text:style-name="P1">d. network ID = 192.168.85.128, broadcast address 192.168.85.191</text:p>
      <text:p text:style-name="P1"/>
      <text:p text:style-name="P1">17. Una red clase C 192.168.1.0 255.255.255.252, está dividida en subredes ¿cuantas subredes</text:p>
      <text:p text:style-name="P1">y cuantos hosts por subred tendrá cada una?</text:p>
      <text:p text:style-name="P1"/>
      <text:p text:style-name="P1">a.62 subnets con 2 hosts</text:p>
      <text:p text:style-name="P1">b. 126 subnets con 4 hosts</text:p>
      <text:p text:style-name="P1">c. 126 subnets con 6 hosts</text:p>
      <text:p text:style-name="P1">d. 30 subnets con 6 hosts</text:p>
      <text:p text:style-name="P1">e. 2 subnets con 62 hosts</text:p>
      <text:p text:style-name="P1"/>
      <text:p text:style-name="P1">18. Usted tiene una IP 156.233.42.56 con una mascara de subred de 7 bits. ¿Cuántos hosts y</text:p>
      <text:p text:style-name="P1">cuantas subredes son posibles?</text:p>
      <text:p text:style-name="P1"/>
      <text:p text:style-name="P1">a.126 subnets and 510 hosts</text:p>
      <text:p text:style-name="P1">b. 128 subnets and 512 hosts</text:p>
      <text:p text:style-name="P1">c. 510 hosts and 126 subnets</text:p>
      <text:p text:style-name="P1">d. 512 hosts and 128 subnets</text:p>
      <text:p text:style-name="P1"/>
      <text:p text:style-name="P1">19. Al momento de crear un direccionamiento IP que factores se deben tener en cuenta, elija</text:p>
      <text:p text:style-name="P1">los dos mejores.</text:p>
      <text:p text:style-name="P1"/>
      <text:p text:style-name="P1">a. Una subred por cada host</text:p>
      <text:p text:style-name="P1">b. Un direccionamiento para cada subred</text:p>
      <text:p text:style-name="P1">c. Un direccionamiento para cada NIC</text:p>
      <text:p text:style-name="P1">d. Un direccionamiento para la conexión WAN</text:p>
      <text:p text:style-name="P1"/>
      <text:p text:style-name="P1">20. Una red clase B será dividida en subredes. ¿Que mascara se deberá utilizar para obtener un total de 500 host por subred?</text:p>
      <text:p text:style-name="P1"/>
      <text:p text:style-name="P1">a. 255.255.224.0</text:p>
      <text:p text:style-name="P1">b. 255.255.248.0</text:p>
      <text:p text:style-name="P1">c. 255.255.128.0</text:p>
      <text:p text:style-name="P1"><text:soft-page-break/>d. 255.255.254.0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5:33:12.503859450</meta:creation-date>
    <dc:date>2020-10-15T17:11:56.471434035</dc:date>
    <meta:editing-duration>PT36M12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5" meta:paragraph-count="136" meta:word-count="997" meta:character-count="6270" meta:non-whitespace-character-count="5410"/>
  </office:meta>
</office:document-meta>
</file>